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2000002BC10DD2969F56990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0.714cm" svg:height="13.5cm" draw:transform="rotate (-0.28326693759868) translate (3.3cm 6.124cm)">
          <draw:image xlink:href="Pictures/1000000100000432000002BC10DD2969F56990C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0-09T16:47:28.317000000</dc:date>
    <meta:editing-duration>PT1M45S</meta:editing-duration>
    <meta:editing-cycles>1</meta:editing-cycles>
    <meta:document-statistic meta:object-count="1"/>
    <meta:generator>LibreOffice/7.3.3.2$Windows_X86_64 LibreOffice_project/d1d0ea68f081ee2800a922cac8f79445e4603348</meta:generator>
  </office:meta>
</office:document-meta>
</file>